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7.31cm" svg:y="0.366cm">
            <draw:object draw:notify-on-update-of-ranges="Sheet1.A3:Sheet1.A3 Sheet1.B3:Sheet1.G3 Sheet1.A4:Sheet1.A4 Sheet1.B4:Sheet1.G4 Sheet1.A5:Sheet1.A5 Sheet1.B5:Sheet1.G5 Sheet1.A6:Sheet1.A6 Sheet1.B6:Sheet1.G6 Sheet1.A7:Sheet1.A7 Sheet1.B7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osicion en grafi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ctor size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B2]*10" office:value-type="float" office:value="10000" calcext:value-type="float">
            <text:p>10000</text:p>
          </table:table-cell>
          <table:table-cell table:formula="of:=[.C2]*10" office:value-type="float" office:value="100000" calcext:value-type="float">
            <text:p>100000</text:p>
          </table:table-cell>
          <table:table-cell table:formula="of:=[.D2]*10" office:value-type="float" office:value="1000000" calcext:value-type="float">
            <text:p>1000000</text:p>
          </table:table-cell>
          <table:table-cell table:formula="of:=[.E2]*10" office:value-type="float" office:value="10000000" calcext:value-type="float">
            <text:p>10000000</text:p>
          </table:table-cell>
          <table:table-cell table:formula="of:=[.F2]*10"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0.02002" calcext:value-type="float">
            <text:p>0.02002</text:p>
          </table:table-cell>
          <table:table-cell office:value-type="float" office:value="0.197998" calcext:value-type="float">
            <text:p>0.197998</text:p>
          </table:table-cell>
          <table:table-cell office:value-type="float" office:value="0.856934" calcext:value-type="float">
            <text:p>0.856934</text:p>
          </table:table-cell>
          <table:table-cell office:value-type="float" office:value="3.230225" calcext:value-type="float">
            <text:p>3.230225</text:p>
          </table:table-cell>
          <table:table-cell office:value-type="float" office:value="34.743164" calcext:value-type="float">
            <text:p>34.743164</text:p>
          </table:table-cell>
          <table:table-cell office:value-type="float" office:value="333.263916" calcext:value-type="float">
            <text:p>333.263916</text:p>
          </table:table-cell>
        </table:table-row>
        <table:table-row table:style-name="ro1">
          <table:table-cell office:value-type="string" calcext:value-type="string">
            <text:p>1 thread</text:p>
          </table:table-cell>
          <table:table-cell office:value-type="float" office:value="1.082031" calcext:value-type="float">
            <text:p>1.082031</text:p>
          </table:table-cell>
          <table:table-cell office:value-type="float" office:value="1.089111" calcext:value-type="float">
            <text:p>1.089111</text:p>
          </table:table-cell>
          <table:table-cell office:value-type="float" office:value="1.083984" calcext:value-type="float">
            <text:p>1.083984</text:p>
          </table:table-cell>
          <table:table-cell office:value-type="float" office:value="3.369873" calcext:value-type="float">
            <text:p>3.369873</text:p>
          </table:table-cell>
          <table:table-cell office:value-type="float" office:value="30.710938" calcext:value-type="float">
            <text:p>30.710938</text:p>
          </table:table-cell>
          <table:table-cell office:value-type="float" office:value="298.418945" calcext:value-type="float">
            <text:p>298.418945</text:p>
          </table:table-cell>
        </table:table-row>
        <table:table-row table:style-name="ro1">
          <table:table-cell office:value-type="string" calcext:value-type="string">
            <text:p>2 thread</text:p>
          </table:table-cell>
          <table:table-cell office:value-type="float" office:value="0.895996" calcext:value-type="float">
            <text:p>0.895996</text:p>
          </table:table-cell>
          <table:table-cell office:value-type="float" office:value="1.013184" calcext:value-type="float">
            <text:p>1.013184</text:p>
          </table:table-cell>
          <table:table-cell office:value-type="float" office:value="1.353027" calcext:value-type="float">
            <text:p>1.353027</text:p>
          </table:table-cell>
          <table:table-cell office:value-type="float" office:value="3.114014" calcext:value-type="float">
            <text:p>3.114014</text:p>
          </table:table-cell>
          <table:table-cell office:value-type="float" office:value="31.177002" calcext:value-type="float">
            <text:p>31.177002</text:p>
          </table:table-cell>
          <table:table-cell office:value-type="float" office:value="172.479004" calcext:value-type="float">
            <text:p>172.479004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1.389893" calcext:value-type="float">
            <text:p>1.389893</text:p>
          </table:table-cell>
          <table:table-cell office:value-type="float" office:value="1.150879" calcext:value-type="float">
            <text:p>1.150879</text:p>
          </table:table-cell>
          <table:table-cell office:value-type="float" office:value="0.786865" calcext:value-type="float">
            <text:p>0.786865</text:p>
          </table:table-cell>
          <table:table-cell office:value-type="float" office:value="2.215088" calcext:value-type="float">
            <text:p>2.215088</text:p>
          </table:table-cell>
          <table:table-cell office:value-type="float" office:value="18.187988" calcext:value-type="float">
            <text:p>18.187988</text:p>
          </table:table-cell>
          <table:table-cell office:value-type="float" office:value="163.611816" calcext:value-type="float">
            <text:p>163.611816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2.145996" calcext:value-type="float">
            <text:p>2.145996</text:p>
          </table:table-cell>
          <table:table-cell office:value-type="float" office:value="2.13208" calcext:value-type="float">
            <text:p>2.13208</text:p>
          </table:table-cell>
          <table:table-cell office:value-type="float" office:value="0.656006" calcext:value-type="float">
            <text:p>0.656006</text:p>
          </table:table-cell>
          <table:table-cell office:value-type="float" office:value="2.006104" calcext:value-type="float">
            <text:p>2.006104</text:p>
          </table:table-cell>
          <table:table-cell office:value-type="float" office:value="17.706055" calcext:value-type="float">
            <text:p>17.706055</text:p>
          </table:table-cell>
          <table:table-cell office:value-type="float" office:value="164.464111" calcext:value-type="float">
            <text:p>164.464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23:13:03.847824966</meta:creation-date>
    <dc:date>2020-12-01T23:33:00.992670477</dc:date>
    <meta:editing-duration>PT5M37S</meta:editing-duration>
    <meta:editing-cycles>1</meta:editing-cycles>
    <meta:document-statistic meta:table-count="1" meta:cell-count="49" meta:object-count="1"/>
    <meta:generator>LibreOffice/7.0.3.1$Linux_X86_64 LibreOffice_project/0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3.205cm" style:legend-expansion="high" chart:style-name="ch2"/>
        <chart:plot-area chart:style-name="ch3" table:cell-range-address="Sheet1.A3:Sheet1.G7" chart:data-source-has-labels="column" svg:x="0.32cm" svg:y="0.18cm" svg:width="12.402cm" svg:height="8.64cm">
          <chart:coordinate-region svg:x="1.127cm" svg:y="0.379cm" svg:width="11.5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G3" chart:label-cell-address="Sheet1.A3:Sheet1.A3" chart:class="chart:line">
            <chart:data-point chart:repeated="6"/>
          </chart:series>
          <chart:series chart:style-name="ch7" chart:values-cell-range-address="Sheet1.B4:Sheet1.G4" chart:label-cell-address="Sheet1.A4:Sheet1.A4" chart:class="chart:line">
            <chart:data-point chart:repeated="6"/>
          </chart:series>
          <chart:series chart:style-name="ch8" chart:values-cell-range-address="Sheet1.B5:Sheet1.G5" chart:label-cell-address="Sheet1.A5:Sheet1.A5" chart:class="chart:line">
            <chart:data-point chart:repeated="6"/>
          </chart:series>
          <chart:series chart:style-name="ch9" chart:values-cell-range-address="Sheet1.B6:Sheet1.G6" chart:label-cell-address="Sheet1.A6:Sheet1.A6" chart:class="chart:line">
            <chart:data-point chart:repeated="6"/>
          </chart:series>
          <chart:series chart:style-name="ch10" chart:values-cell-range-address="Sheet1.B7:Sheet1.G7" chart:label-cell-address="Sheet1.A7:Sheet1.A7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  <draw:g>
                  <svg:desc>Sheet1.A3:Sheet1.A3</svg:desc>
                </draw:g>
              </table:table-cell>
              <table:table-cell office:value-type="float" office:value="0.02002">
                <text:p>0.02002</text:p>
                <draw:g>
                  <svg:desc>Sheet1.B3:Sheet1.G3</svg:desc>
                </draw:g>
              </table:table-cell>
              <table:table-cell office:value-type="float" office:value="0.197998">
                <text:p>0.197998</text:p>
              </table:table-cell>
              <table:table-cell office:value-type="float" office:value="0.856934">
                <text:p>0.856934</text:p>
              </table:table-cell>
              <table:table-cell office:value-type="float" office:value="3.230225">
                <text:p>3.230225</text:p>
              </table:table-cell>
              <table:table-cell office:value-type="float" office:value="34.743164">
                <text:p>34.743164</text:p>
              </table:table-cell>
              <table:table-cell office:value-type="float" office:value="333.263916">
                <text:p>333.263916</text:p>
              </table:table-cell>
            </table:table-row>
            <table:table-row>
              <table:table-cell office:value-type="string">
                <text:p>1 thread</text:p>
                <draw:g>
                  <svg:desc>Sheet1.A4:Sheet1.A4</svg:desc>
                </draw:g>
              </table:table-cell>
              <table:table-cell office:value-type="float" office:value="1.082031">
                <text:p>1.082031</text:p>
                <draw:g>
                  <svg:desc>Sheet1.B4:Sheet1.G4</svg:desc>
                </draw:g>
              </table:table-cell>
              <table:table-cell office:value-type="float" office:value="1.089111">
                <text:p>1.089111</text:p>
              </table:table-cell>
              <table:table-cell office:value-type="float" office:value="1.083984">
                <text:p>1.083984</text:p>
              </table:table-cell>
              <table:table-cell office:value-type="float" office:value="3.369873">
                <text:p>3.369873</text:p>
              </table:table-cell>
              <table:table-cell office:value-type="float" office:value="30.710938">
                <text:p>30.710938</text:p>
              </table:table-cell>
              <table:table-cell office:value-type="float" office:value="298.418945">
                <text:p>298.418945</text:p>
              </table:table-cell>
            </table:table-row>
            <table:table-row>
              <table:table-cell office:value-type="string">
                <text:p>2 thread</text:p>
                <draw:g>
                  <svg:desc>Sheet1.A5:Sheet1.A5</svg:desc>
                </draw:g>
              </table:table-cell>
              <table:table-cell office:value-type="float" office:value="0.895996">
                <text:p>0.895996</text:p>
                <draw:g>
                  <svg:desc>Sheet1.B5:Sheet1.G5</svg:desc>
                </draw:g>
              </table:table-cell>
              <table:table-cell office:value-type="float" office:value="1.013184">
                <text:p>1.013184</text:p>
              </table:table-cell>
              <table:table-cell office:value-type="float" office:value="1.353027">
                <text:p>1.353027</text:p>
              </table:table-cell>
              <table:table-cell office:value-type="float" office:value="3.114014">
                <text:p>3.114014</text:p>
              </table:table-cell>
              <table:table-cell office:value-type="float" office:value="31.177002">
                <text:p>31.177002</text:p>
              </table:table-cell>
              <table:table-cell office:value-type="float" office:value="172.479004">
                <text:p>172.479004</text:p>
              </table:table-cell>
            </table:table-row>
            <table:table-row>
              <table:table-cell office:value-type="string">
                <text:p>4 threads</text:p>
                <draw:g>
                  <svg:desc>Sheet1.A6:Sheet1.A6</svg:desc>
                </draw:g>
              </table:table-cell>
              <table:table-cell office:value-type="float" office:value="1.389893">
                <text:p>1.389893</text:p>
                <draw:g>
                  <svg:desc>Sheet1.B6:Sheet1.G6</svg:desc>
                </draw:g>
              </table:table-cell>
              <table:table-cell office:value-type="float" office:value="1.150879">
                <text:p>1.150879</text:p>
              </table:table-cell>
              <table:table-cell office:value-type="float" office:value="0.786865">
                <text:p>0.786865</text:p>
              </table:table-cell>
              <table:table-cell office:value-type="float" office:value="2.215088">
                <text:p>2.215088</text:p>
              </table:table-cell>
              <table:table-cell office:value-type="float" office:value="18.187988">
                <text:p>18.187988</text:p>
              </table:table-cell>
              <table:table-cell office:value-type="float" office:value="163.611816">
                <text:p>163.611816</text:p>
              </table:table-cell>
            </table:table-row>
            <table:table-row>
              <table:table-cell office:value-type="string">
                <text:p>8 threads</text:p>
                <draw:g>
                  <svg:desc>Sheet1.A7:Sheet1.A7</svg:desc>
                </draw:g>
              </table:table-cell>
              <table:table-cell office:value-type="float" office:value="2.145996">
                <text:p>2.145996</text:p>
                <draw:g>
                  <svg:desc>Sheet1.B7:Sheet1.G7</svg:desc>
                </draw:g>
              </table:table-cell>
              <table:table-cell office:value-type="float" office:value="2.13208">
                <text:p>2.13208</text:p>
              </table:table-cell>
              <table:table-cell office:value-type="float" office:value="0.656006">
                <text:p>0.656006</text:p>
              </table:table-cell>
              <table:table-cell office:value-type="float" office:value="2.006104">
                <text:p>2.006104</text:p>
              </table:table-cell>
              <table:table-cell office:value-type="float" office:value="17.706055">
                <text:p>17.706055</text:p>
              </table:table-cell>
              <table:table-cell office:value-type="float" office:value="164.464111">
                <text:p>164.464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